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23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4-2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4-15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5-01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10-1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7-17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4-0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3-2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4-01-18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3-12-11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3-10-2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3-07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3-05-02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3-01-1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2-10-12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2-07-1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2-04-14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2-01-2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1-11-08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1-07-20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1-04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1-01-12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0-10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0-08-17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0-04-16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20-01-1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9-10-1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9-07-1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9-04-0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9-01-11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8-10-0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8-08-08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8-04-24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8-01-0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8-01-0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1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13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1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1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14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12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11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1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6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1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1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10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13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1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22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30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29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1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15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1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1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18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1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2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2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09-14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1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9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9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9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9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8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8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8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8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8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7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7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7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7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7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7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7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7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6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6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6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6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6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6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3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200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199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1999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199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199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199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1998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1997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1996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199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c42-11</text:p>
          </table:table-cell>
          <table:table-cell office:value-type="string" calcext:value-type="string">
            <text:p>Water Farm 1</text:p>
          </table:table-cell>
          <table:table-cell office:value-type="string" calcext:value-type="string">
            <text:p>199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076" meta:object-count="0"/>
    <meta:user-defined meta:name="AppVersion">3.0</meta:user-defined>
  </office:meta>
</office:document-meta>
</file>